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ÇÃO E GERENCIAMENTO DE ENLACES REDUNDANTES EM <text:span text:style-name="T1">SWITCHES </text:span></text:h>
      <text:p text:style-name="Text_20_body">Você já conhece o Packet Tracer ou Cisco Packet Tracer, um <text:span text:style-name="T1">software </text:span>gratuito que tem a função de colaborar na criação de uma rede na prática (criar, configurar e simular o funcionamento de uma rede). Este <text:span text:style-name="T1">software </text:span>foi utilizado para desenvolver algumas atividades práticas dessa disciplina. </text:p>
      <text:p text:style-name="Text_20_body">Como você também sabe, ele possui ferramentas e equipamentos prontos para serem configurados e, com isso, com poucos cliques você pode executar o <text:span text:style-name="T1">software </text:span>sem nenhum problema. </text:p>
      <text:p text:style-name="Text_20_body">Para fazer realizar essa atividade você deverá fazer o <text:span text:style-name="T1">download </text:span>do Packet Tracer, disponível no site da Lab Cisco, no link &lt; <text:a xlink:type="simple" xlink:href="http://labcisco.blogspot.com/p/laboratorios.html" text:style-name="Internet_20_link" text:visited-style-name="Visited_20_Internet_20_Link">http://labcisco.blogspot.com/p/laboratorios.html </text:a>&gt;, ou, no site da Cisco NETACAD (Cisco Network Academy), no link: &lt; <text:a xlink:type="simple" xlink:href="https://www.netacad.com/" text:style-name="Internet_20_link" text:visited-style-name="Visited_20_Internet_20_Link">https://www.netacad.com </text:a>&gt;. </text:p>
      <text:p text:style-name="Text_20_body">Nas unidades anteriores, você teve acesso a um passo a passo de como se cadastrar na plataforma e fazer o <text:span text:style-name="T1">download </text:span>do Packet Tracer. </text:p>
      <text:p text:style-name="Text_20_body">Nessa atividade, iremos simular a configuração e gerenciamento de enlaces redundantes em <text:span text:style-name="T1">switches </text:span>, através do conhecimento adquirido na unidade estudada. </text:p>
      <text:p text:style-name="Text_20_body"/>
      <text:h text:style-name="Heading_20_3" text:outline-level="3">Vamos praticar </text:h>
      <text:p text:style-name="Text_20_body">A partir do conteúdo estudado, pesquise sobre os exemplos práticos utilizando o Packet Tracer. Faça um roteiro de atividades práticas de simulação de configuração e gerenciamento de enlaces redundantes em <text:span text:style-name="T1">switches </text:span>utilizando o <text:span text:style-name="T1">software </text:span>Packet Tracer e o exemplifique em uma rede VLAN. </text:p>
      <text:p text:style-name="Text_20_body">Não se esqueça de disponibilizar suas conclusões no fórum da seção “<text:span text:style-name="T1">Compartilhe” </text:span>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1:59:35.976555574</meta:creation-date>
    <dc:date>2022-09-28T21:59:58.049467692</dc:date>
    <meta:editing-duration>PT22S</meta:editing-duration>
    <meta:editing-cycles>1</meta:editing-cycles>
    <meta:document-statistic meta:table-count="0" meta:image-count="0" meta:object-count="0" meta:page-count="1" meta:paragraph-count="9" meta:word-count="222" meta:character-count="1471" meta:non-whitespace-character-count="1249"/>
    <meta:generator>LibreOffice/7.3.6.2$Linux_X86_64 LibreOffice_project/30$Build-2</meta:generator>
  </office:meta>
</office:document-meta>
</file>